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font-size="12pt"/>
    </style:style>
    <style:style style:name="P4" style:family="paragraph">
      <loext:graphic-properties draw:fill="solid" draw:fill-color="#ff8000"/>
      <style:paragraph-properties style:writing-mode="lr-tb"/>
      <style:text-properties fo:font-size="12pt"/>
    </style:style>
    <style:style style:name="P5" style:family="paragraph">
      <loext:graphic-properties draw:fill="solid" draw:fill-color="#ffff6d"/>
    </style:style>
    <style:style style:name="P6" style:family="paragraph">
      <loext:graphic-properties draw:fill="solid" draw:fill-color="#8e86ae"/>
    </style:style>
    <style:style style:name="P7" style:family="paragraph">
      <loext:graphic-properties draw:fill="solid" draw:fill-color="#8e86ae"/>
      <style:paragraph-properties fo:text-align="center"/>
    </style:style>
    <style:style style:name="P8" style:family="paragraph">
      <loext:graphic-properties draw:fill="solid" draw:fill-color="#f10d0c"/>
    </style:style>
    <style:style style:name="P9" style:family="paragraph">
      <loext:graphic-properties draw:fill="solid" draw:fill-color="#f10d0c"/>
      <style:paragraph-properties fo:text-align="center"/>
    </style:style>
    <style:style style:name="P10" style:family="paragraph">
      <loext:graphic-properties draw:fill="solid" draw:fill-color="#ff8000"/>
    </style:style>
    <style:style style:name="P11" style:family="paragraph">
      <loext:graphic-properties draw:fill="solid" draw:fill-color="#729fcf"/>
      <style:paragraph-properties style:writing-mode="lr-tb"/>
      <style:text-properties fo:font-size="12pt"/>
    </style:style>
    <style:style style:name="P12" style:family="paragraph">
      <loext:graphic-properties draw:fill="solid" draw:fill-color="#ffbf00"/>
    </style:style>
    <style:style style:name="P13" style:family="paragraph">
      <loext:graphic-properties draw:fill="solid" draw:fill-color="#ffbf00"/>
      <style:paragraph-properties style:writing-mode="lr-tb"/>
      <style:text-properties fo:font-size="12pt"/>
    </style:style>
    <style:style style:name="P14" style:family="paragraph">
      <loext:graphic-properties draw:fill="solid" draw:fill-color="#e8f2a1"/>
      <style:paragraph-properties style:writing-mode="lr-tb"/>
      <style:text-properties fo:font-size="12pt"/>
    </style:style>
    <style:style style:name="P15" style:family="paragraph">
      <loext:graphic-properties draw:fill="solid" draw:fill-color="#e8f2a1"/>
    </style:style>
    <style:style style:name="P16" style:family="paragraph"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solid" draw:fill-color="#ff6d6d"/>
      <style:paragraph-properties style:writing-mode="lr-tb"/>
      <style:text-properties fo:font-size="10.5pt" style:font-size-asian="10.5pt" style:font-size-complex="10.5pt"/>
    </style:style>
    <style:style style:name="P18" style:family="paragraph">
      <style:paragraph-properties fo:text-align="center" style:writing-mode="lr-tb"/>
      <style:text-properties fo:font-size="12pt"/>
    </style:style>
    <style:style style:name="P19" style:family="paragraph">
      <loext:graphic-properties draw:fill="solid" draw:fill-color="#ff6d6d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0.5pt" style:font-size-asian="10.5pt" style:font-size-complex="10.5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8000" draw:textarea-horizontal-align="justify" draw:textarea-vertical-align="middle" draw:auto-grow-height="false" fo:min-height="4.785cm" fo:min-width="3.653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solid" draw:fill-color="#ffff6d" draw:textarea-horizontal-align="justify" draw:textarea-vertical-align="middle" draw:auto-grow-height="false" fo:min-height="0.651cm" fo:min-width="3.5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solid" draw:fill-color="#8e86ae" draw:textarea-horizontal-align="justify" draw:textarea-vertical-align="middle" draw:auto-grow-height="false" fo:min-height="4.203cm" fo:min-width="3.427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solid" draw:fill-color="#8e86ae" draw:textarea-horizontal-align="justify" draw:textarea-vertical-align="middle" draw:auto-grow-height="false" fo:min-height="0.686cm" fo:min-width="3.8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="solid" draw:fill-color="#f10d0c" draw:textarea-horizontal-align="justify" draw:textarea-vertical-align="middle" draw:auto-grow-height="false" fo:min-height="4.524cm" fo:min-width="3.434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="solid" draw:fill-color="#f10d0c" draw:textarea-horizontal-align="justify" draw:textarea-vertical-align="middle" draw:auto-grow-height="false" fo:min-height="0.631cm" fo:min-width="3.2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="solid" draw:fill-color="#ffff6d" draw:textarea-horizontal-align="justify" draw:textarea-vertical-align="middle" draw:auto-grow-height="false" fo:min-height="4.579cm" fo:min-width="3.276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="solid" draw:fill-color="#ff8000" draw:textarea-horizontal-align="justify" draw:textarea-vertical-align="middle" draw:auto-grow-height="false" fo:min-height="0.631cm" fo:min-width="4.2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4.664cm" fo:min-width="3.385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="solid" draw:fill-color="#729fcf" draw:textarea-horizontal-align="justify" draw:textarea-vertical-align="middle" draw:auto-grow-height="false" fo:min-height="0.653cm" fo:min-width="3.3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="solid" draw:fill-color="#ffbf00" draw:textarea-horizontal-align="justify" draw:textarea-vertical-align="middle" draw:auto-grow-height="false" fo:min-height="4.281cm" fo:min-width="3.611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="solid" draw:fill-color="#ffbf00" draw:textarea-horizontal-align="justify" draw:textarea-vertical-align="middle" draw:auto-grow-height="false" fo:min-height="0.635cm" fo:min-width="4.7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="solid" draw:fill-color="#e8f2a1" draw:textarea-horizontal-align="justify" draw:textarea-vertical-align="middle" draw:auto-grow-height="false" fo:min-height="4.382cm" fo:min-width="3.586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="solid" draw:fill-color="#e8f2a1" draw:textarea-horizontal-align="justify" draw:textarea-vertical-align="middle" draw:auto-grow-height="false" fo:min-height="0.617cm" fo:min-width="3.9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="solid" draw:fill-color="#ff6d6d" draw:textarea-horizontal-align="justify" draw:textarea-vertical-align="middle" draw:auto-grow-height="false" fo:min-height="1.305cm" fo:min-width="9.216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color="#000000" draw:fill="solid" draw:fill-color="#ff6d6d" draw:textarea-horizontal-align="justify" draw:textarea-vertical-align="middle" draw:auto-grow-height="false" fo:min-height="1.302cm" fo:min-width="2.4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17" draw:text-style-name="P19" svg:width="2.615cm" svg:height="1.44cm" svg:x="9.744cm" svg:y="-0.252cm"><text:p text:style-name="P18"><text:span text:style-name="T1">IEE83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16" draw:text-style-name="P17" svg:width="9.358cm" svg:height="1.447cm" svg:x="6.249cm" svg:y="1.656cm"><text:p text:style-name="P16"><text:span text:style-name="T2">es un estándar de ingeniería de software que describe los requisitos de software y establece las pautas para su creacion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 3" draw:style-name="gr15" draw:text-style-name="P15" svg:width="4.063cm" svg:height="0.682cm" svg:x="-0.979cm" svg:y="4.791cm"><text:p>Requisitos de softw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 5" draw:style-name="gr14" draw:text-style-name="P14" svg:width="3.971cm" svg:height="4.767cm" svg:x="-1.154cm" svg:y="6.191cm"><text:p text:style-name="P3"><text:span text:style-name="T1">incluye una descripción general de los requisitos de software, así como información sobre las necesidades y expectativas de los usuario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 4" draw:style-name="gr13" draw:text-style-name="P13" svg:width="4.821cm" svg:height="0.703cm" svg:x="3.42cm" svg:y="4.757cm"><text:p text:style-name="P3"><text:span text:style-name="T1">Especificación de requisit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6" draw:style-name="gr12" draw:text-style-name="P12" svg:width="4cm" svg:height="4.67cm" svg:x="3.655cm" svg:y="6.151cm"><text:p>esta sección describiría cómo se especificarán los requisitos de software, incluyendo el formato y la estructura que se utilizará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 8" draw:style-name="gr11" draw:text-style-name="P11" svg:width="3.41cm" svg:height="0.724cm" svg:x="9.881cm" svg:y="4.699cm"><text:p text:style-name="P3"><text:span text:style-name="T1">Diseño de softwa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 7" draw:style-name="gr10" draw:text-style-name="P3" svg:width="3.749cm" svg:height="5.028cm" svg:x="9.654cm" svg:y="6.197cm"><text:p text:style-name="P3"><text:span text:style-name="T1">esta sección podría incluir información sobre cómo se diseñará el software para cumplir con los requisitos especificad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 10" draw:style-name="gr9" draw:text-style-name="P10" svg:width="4.349cm" svg:height="0.699cm" svg:x="14.639cm" svg:y="4.722cm"><text:p>Verificación y valid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 11" draw:style-name="gr8" draw:text-style-name="P5" svg:width="3.629cm" svg:height="4.933cm" svg:x="20.336cm" svg:y="6.025cm"><text:p>esta sección describiría cómo se manejarán los cambios en los requisitos de software y cómo se controlará su impacto en el proyecto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 13" draw:style-name="gr7" draw:text-style-name="P9" svg:width="3.271cm" svg:height="0.699cm" svg:x="12.986cm" svg:y="13.243cm"><text:p text:style-name="P2">Mantenimien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 14" draw:style-name="gr6" draw:text-style-name="P8" svg:width="3.805cm" svg:height="4.896cm" svg:x="12.912cm" svg:y="14.589cm"><text:p><text:s/>esta sección describiría cómo se mantendrá el software una vez que se entregue, lo que incluiría corrección de errores y actualizaciones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 15" draw:style-name="gr5" draw:text-style-name="P7" svg:width="3.874cm" svg:height="0.757cm" svg:x="4.69cm" svg:y="13.109cm"><text:p text:style-name="P2">Anex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 16" draw:style-name="gr4" draw:text-style-name="P6" svg:width="3.798cm" svg:height="4.575cm" svg:x="4.653cm" svg:y="14.697cm"><text:p>esta sección podría incluir cualquier información adicional que sea relevante para la especificación de requisitos de softw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 17" draw:style-name="gr3" draw:text-style-name="P5" svg:width="3.592cm" svg:height="0.719cm" svg:x="20.299cm" svg:y="4.683cm"><text:p>Gestión de cambi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 12" draw:style-name="gr2" draw:text-style-name="P4" svg:width="4.049cm" svg:height="5.181cm" svg:x="14.744cm" svg:y="6.1cm"><text:p text:style-name="P3"><text:span text:style-name="T1">esta sección describiría los procedimientos que se utilizarán para verificar y validar el software, lo que incluiría pruebas y revision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Línea vertical 1" draw:style-name="gr1" draw:text-style-name="P2" svg:x1="11.001cm" svg:y1="1.187cm" svg:x2="11.001cm" svg:y2="1.656cm"><text:p/></draw:line><draw:line text:anchor-type="paragraph" draw:z-index="17" draw:name="Línea 1" draw:style-name="gr1" draw:text-style-name="P2" svg:x1="6.25cm" svg:y1="2.604cm" svg:x2="0.997cm" svg:y2="4.791cm"><text:p/></draw:line><draw:line text:anchor-type="paragraph" draw:z-index="18" draw:name="Línea 2" draw:style-name="gr1" draw:text-style-name="P2" svg:x1="0.827cm" svg:y1="5.472cm" svg:x2="0.808cm" svg:y2="6.192cm"><text:p/></draw:line><draw:line text:anchor-type="paragraph" draw:z-index="19" draw:name="Línea 3" draw:style-name="gr1" draw:text-style-name="P2" svg:x1="7.479cm" svg:y1="3.103cm" svg:x2="5.95cm" svg:y2="4.758cm"><text:p/></draw:line><draw:line text:anchor-type="paragraph" draw:z-index="20" draw:name="Línea 4" draw:style-name="gr1" draw:text-style-name="P2" svg:x1="5.873cm" svg:y1="5.459cm" svg:x2="5.854cm" svg:y2="6.15cm"><text:p/></draw:line><draw:line text:anchor-type="paragraph" draw:z-index="21" draw:name="Línea 5" draw:style-name="gr1" draw:text-style-name="P2" svg:x1="11.524cm" svg:y1="3.103cm" svg:x2="11.506cm" svg:y2="4.699cm"><text:p/></draw:line><draw:line text:anchor-type="paragraph" draw:z-index="22" draw:name="Línea 6" draw:style-name="gr1" draw:text-style-name="P2" svg:x1="11.505cm" svg:y1="5.42cm" svg:x2="11.486cm" svg:y2="6.196cm"><text:p/></draw:line><draw:line text:anchor-type="paragraph" draw:z-index="23" draw:name="Línea 7" draw:style-name="gr1" draw:text-style-name="P2" svg:x1="14.91cm" svg:y1="3.103cm" svg:x2="16.517cm" svg:y2="4.722cm"><text:p/></draw:line><draw:line text:anchor-type="paragraph" draw:z-index="24" draw:name="Línea 8" draw:style-name="gr1" draw:text-style-name="P2" svg:x1="15.607cm" svg:y1="2.432cm" svg:x2="22.017cm" svg:y2="4.683cm"><text:p/></draw:line><draw:line text:anchor-type="paragraph" draw:z-index="25" draw:name="Línea 9" draw:style-name="gr1" draw:text-style-name="P2" svg:x1="16.611cm" svg:y1="5.42cm" svg:x2="16.63cm" svg:y2="6.099cm"><text:p/></draw:line><draw:line text:anchor-type="paragraph" draw:z-index="26" draw:name="Línea vertical 2" draw:style-name="gr1" draw:text-style-name="P2" svg:x1="22.167cm" svg:y1="5.401cm" svg:x2="22.167cm" svg:y2="6.025cm"><text:p/></draw:line><draw:line text:anchor-type="paragraph" draw:z-index="27" draw:name="Línea 10" draw:style-name="gr1" draw:text-style-name="P2" svg:x1="9.411cm" svg:y1="3.103cm" svg:x2="7.257cm" svg:y2="13.11cm"><text:p/></draw:line><draw:line text:anchor-type="paragraph" draw:z-index="28" draw:name="Línea vertical 3" draw:style-name="gr1" draw:text-style-name="P2" svg:x1="6.916cm" svg:y1="13.866cm" svg:x2="6.916cm" svg:y2="14.697cm"><text:p/></draw:line><draw:line text:anchor-type="paragraph" draw:z-index="29" draw:name="Línea 11" draw:style-name="gr1" draw:text-style-name="P2" svg:x1="13.7cm" svg:y1="3.103cm" svg:x2="14.589cm" svg:y2="13.244cm"><text:p/></draw:line><draw:line text:anchor-type="paragraph" draw:z-index="30" draw:name="Línea vertical 4" draw:style-name="gr1" draw:text-style-name="P2" svg:x1="14.55cm" svg:y1="13.942cm" svg:x2="14.55cm" svg:y2="14.589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20:16:03.127000000</meta:creation-date>
    <dc:date>2023-03-07T20:58:32.617000000</dc:date>
    <meta:editing-duration>PT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